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95fe" officeooo:paragraph-rsid="001995f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95fe"/>
    </style:style>
    <style:style style:name="T6" style:family="text">
      <style:text-properties officeooo:rsid="0016f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st</text:span> of <text:span text:style-name="T5">June</text:span> 202<text:span text:style-name="T3">1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revoke earlier IHC statute "TC admin commands of RedPanda_4 will be logged throughout the week and published the next week" </text:span>because it never has been executed and its very old and practically a waste of time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3-3: To revoke earlier IHC statute "TC admin commands of RedPanda_4 will be logged throughout the week and published the next week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1T20:41:28.630472534</dc:date>
    <meta:editing-duration>PT1M55S</meta:editing-duration>
    <meta:editing-cycles>5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7" meta:word-count="89" meta:character-count="534" meta:non-whitespace-character-count="452"/>
  </office:meta>
</office:document-meta>
</file>